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 style:master-page-name="">
      <style:table-properties style:width="19.403cm" fo:margin-left="-2.03cm" style:page-number="auto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8" style:family="table-row">
      <style:table-row-properties style:min-row-height="1.044cm" fo:keep-together="auto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91dab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291dab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0299eae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2b6ec1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26edba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59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60" style:family="paragraph" style:parent-style-name="Standard">
      <style:paragraph-properties fo:text-align="center" style:justify-single-word="false" style:text-autospace="none"/>
    </style:style>
    <style:style style:name="P61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6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6305f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64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5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66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6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6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70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1" style:family="paragraph" style:parent-style-name="Standard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officeooo:paragraph-rsid="00291dab"/>
    </style:style>
    <style:style style:name="P72" style:family="paragraph" style:parent-style-name="Абзац_20_списка" style:list-style-name="WW8Num1"/>
    <style:style style:name="P73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4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5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6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7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8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9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</style:style>
    <style:style style:name="P80" style:family="paragraph" style:parent-style-name="Зміст_5f_вимоги">
      <style:paragraph-properties fo:line-height="100%"/>
      <style:text-properties officeooo:paragraph-rsid="0020d573"/>
    </style:style>
    <style:style style:name="P81" style:family="paragraph" style:parent-style-name="Зміст_5f_вимоги">
      <style:text-properties officeooo:paragraph-rsid="0020d573"/>
    </style:style>
    <style:style style:name="P82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83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84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85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6ec1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b6ec1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3c526" officeooo:paragraph-rsid="00299eae" style:font-size-asian="14pt" style:font-style-asian="normal" style:font-weight-asian="normal" style:font-size-complex="14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1331e3" officeooo:paragraph-rsid="00299eae" style:font-size-asian="10.5pt" style:font-size-complex="10.5pt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61fb" officeooo:paragraph-rsid="002b8909" style:font-size-asian="10.5pt" style:font-style-asian="normal" style:font-weight-asian="normal" style:font-name-complex="Times New Roman" style:font-size-complex="10.5pt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93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94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95" style:family="paragraph" style:parent-style-name="Table_20_Contents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style-complex="normal" style:text-emphasize="none"/>
    </style:style>
    <style:style style:name="P96" style:family="paragraph" style:parent-style-name="Table_20_Contents">
      <style:paragraph-properties fo:margin-top="0cm" fo:margin-bottom="0cm" loext:contextual-spacing="false" fo:text-align="justify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weight-complex="normal" style:text-emphasize="none"/>
    </style:style>
    <style:style style:name="P99" style:family="paragraph"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00" style:family="paragraph">
      <style:paragraph-properties fo:margin-left="0.026cm" fo:margin-right="0cm" fo:margin-top="0cm" fo:margin-bottom="0cm" fo:line-height="100%" fo:text-indent="0cm"/>
    </style:style>
    <style:style style:name="P101" style:family="paragraph">
      <style:paragraph-properties fo:margin-top="0cm" fo:margin-bottom="0cm" fo:line-height="100%"/>
    </style:style>
    <style:style style:name="P102" style:family="paragraph">
      <style:paragraph-properties fo:margin-top="0cm" fo:margin-bottom="0cm" fo:line-height="100%" fo:text-align="justify"/>
    </style:style>
    <style:style style:name="P103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fo:font-size="14pt" fo:language="uk" fo:country="UA" style:font-size-asian="14pt" style:font-name-complex="Times New Roman" style:font-size-complex="14pt" style:font-style-complex="normal"/>
    </style:style>
    <style:style style:name="T2" style:family="text">
      <style:text-properties fo:font-size="14pt" fo:language="uk" fo:country="UA" officeooo:rsid="002e1b18" style:font-size-asian="14pt" style:font-name-complex="Times New Roman" style:font-size-complex="14pt" style:font-style-complex="normal"/>
    </style:style>
    <style:style style:name="T3" style:family="text">
      <style:text-properties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" style:font-size-complex="14pt" style:font-style-complex="normal"/>
    </style:style>
    <style:style style:name="T9" style:family="text">
      <style:text-properties style:font-name="Times New Roman" fo:font-size="14pt" fo:language="uk" fo:country="UA" officeooo:rsid="003622d5" style:font-size-asian="14pt" style:font-name-complex="Times New Roman" style:font-size-complex="14pt" style:font-style-complex="normal"/>
    </style:style>
    <style:style style:name="T10" style:family="text">
      <style:text-properties style:font-name="Times New Roman" fo:font-size="14pt" fo:language="uk" fo:country="UA" officeooo:rsid="0063f0b0" style:font-size-asian="14pt" style:font-name-complex="Times New Roman" style:font-size-complex="14pt" style:font-style-complex="normal"/>
    </style:style>
    <style:style style:name="T11" style:family="text">
      <style:text-properties style:font-name="Times New Roman" fo:font-size="14pt" fo:language="uk" fo:country="UA" officeooo:rsid="0023c526" style:font-size-asian="14pt" style:font-name-complex="Times New Roman" style:font-size-complex="14pt" style:font-style-complex="normal"/>
    </style:style>
    <style:style style:name="T12" style:family="text">
      <style:text-properties style:font-name="Times New Roman" fo:font-size="14pt" fo:language="uk" fo:country="UA" officeooo:rsid="002e1b18" style:font-size-asian="14pt" style:font-name-complex="Times New Roman" style:font-size-complex="14pt" style:font-style-complex="normal"/>
    </style:style>
    <style:style style:name="T13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14" style:family="text">
      <style:text-properties style:font-name="Times New Roman" fo:font-size="14pt" fo:language="uk" fo:country="UA" officeooo:rsid="0024a7f3" style:font-size-asian="14pt" style:language-asian="uk" style:country-asian="UA" style:font-name-complex="Times New Roman" style:font-size-complex="14pt"/>
    </style:style>
    <style:style style:name="T15" style:family="text">
      <style:text-properties style:font-name="Times New Roman" fo:font-size="14pt" fo:language="uk" fo:country="UA" officeooo:rsid="0026edba" style:font-size-asian="14pt" style:language-asian="uk" style:country-asian="UA" style:font-name-complex="Times New Roman" style:font-size-complex="14pt"/>
    </style:style>
    <style:style style:name="T1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1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18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uk" fo:country="UA" fo:font-weight="bold" officeooo:rsid="002e1b18" style:font-size-asian="14pt" style:font-weight-asian="bold" style:font-name-complex="Times New Roman" style:font-size-complex="14pt" style:font-style-complex="normal"/>
    </style:style>
    <style:style style:name="T20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21" style:family="text">
      <style:text-properties style:font-name="Times New Roman" fo:font-size="14pt" fo:language="uk" fo:country="UA" fo:font-weight="bold" officeooo:rsid="0026edba" style:font-size-asian="14pt" style:language-asian="uk" style:country-asian="UA" style:font-weight-asian="bold" style:font-name-complex="Times New Roman" style:font-size-complex="14pt"/>
    </style:style>
    <style:style style:name="T22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23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24" style:family="text">
      <style:text-properties style:font-name="Times New Roman" fo:font-size="14pt" fo:language="uk" fo:country="UA" fo:font-style="italic" officeooo:rsid="003622d5" style:font-size-asian="14pt" style:font-style-asian="italic" style:font-name-complex="Times New Roman" style:font-size-complex="14pt" style:font-style-complex="italic"/>
    </style:style>
    <style:style style:name="T25" style:family="text">
      <style:text-properties style:font-name="Times New Roman" fo:font-size="14pt" fo:language="uk" fo:country="UA" fo:font-style="italic" officeooo:rsid="0063f0b0" style:font-size-asian="14pt" style:font-style-asian="italic" style:font-name-complex="Times New Roman" style:font-size-complex="14pt" style:font-style-complex="italic"/>
    </style:style>
    <style:style style:name="T26" style:family="text">
      <style:text-properties style:font-name="Times New Roman" fo:font-size="14pt" fo:language="uk" fo:country="UA" fo:font-style="italic" officeooo:rsid="002ee2e5" style:font-size-asian="14pt" style:font-style-asian="italic" style:font-name-complex="Times New Roman" style:font-size-complex="14pt" style:font-style-complex="italic"/>
    </style:style>
    <style:style style:name="T27" style:family="text">
      <style:text-properties style:font-name="Times New Roman" fo:font-size="14pt" fo:language="uk" fo:country="UA" fo:font-style="italic" officeooo:rsid="0065c7d6" style:font-size-asian="14pt" style:font-style-asian="italic" style:font-name-complex="Times New Roman" style:font-size-complex="14pt" style:font-style-complex="italic"/>
    </style:style>
    <style:style style:name="T28" style:family="text">
      <style:text-properties style:font-name="Times New Roman" fo:font-size="14pt" fo:language="uk" fo:country="UA" fo:font-style="italic" officeooo:rsid="002e1b18" style:font-size-asian="14pt" style:font-style-asian="italic" style:font-name-complex="Times New Roman" style:font-size-complex="14pt" style:font-style-complex="normal"/>
    </style:style>
    <style:style style:name="T29" style:family="text">
      <style:text-properties style:font-name="Times New Roman" fo:font-size="14pt" fo:language="uk" fo:country="UA" fo:font-style="italic" officeooo:rsid="0023c526" style:font-size-asian="14pt" style:font-style-asian="italic" style:font-name-complex="Times New Roman" style:font-size-complex="14pt"/>
    </style:style>
    <style:style style:name="T30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31" style:family="text">
      <style:text-properties style:font-name="Times New Roman" fo:font-size="14pt" fo:language="uk" fo:country="UA" fo:font-style="italic" fo:font-weight="bold" officeooo:rsid="002ee2e5" style:font-size-asian="14pt" style:font-style-asian="italic" style:font-weight-asian="bold" style:font-name-complex="Times New Roman" style:font-size-complex="14pt" style:font-style-complex="italic"/>
    </style:style>
    <style:style style:name="T32" style:family="text">
      <style:text-properties style:font-name="Times New Roman" fo:font-size="14pt" fo:language="uk" fo:country="UA" fo:font-style="italic" fo:font-weight="bold" officeooo:rsid="0065c7d6" style:font-size-asian="14pt" style:font-style-asian="italic" style:font-weight-asian="bold" style:font-name-complex="Times New Roman" style:font-size-complex="14pt" style:font-style-complex="italic"/>
    </style:style>
    <style:style style:name="T33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34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35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6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37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38" style:family="text">
      <style:text-properties style:font-name="Times New Roman" fo:language="uk" fo:country="UA" style:language-asian="uk" style:country-asian="UA" style:font-name-complex="Times New Roman"/>
    </style:style>
    <style:style style:name="T39" style:family="text">
      <style:text-properties style:font-name="Times New Roman" fo:language="uk" fo:country="UA" officeooo:rsid="0026edba" style:language-asian="uk" style:country-asian="UA" style:font-name-complex="Times New Roman"/>
    </style:style>
    <style:style style:name="T40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41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42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43" style:family="text">
      <style:text-properties style:font-name="Times New Roman" fo:font-size="12pt" fo:language="uk" fo:country="UA" fo:font-weight="bold" officeooo:rsid="00283d1a" style:font-size-asian="12pt" style:font-weight-asian="bold" style:font-name-complex="Times New Roman" style:font-size-complex="12pt"/>
    </style:style>
    <style:style style:name="T44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45" style:family="text">
      <style:text-properties style:font-name="Times New Roman" fo:font-size="12pt" fo:language="uk" fo:country="UA" fo:font-weight="bold" officeooo:rsid="0026305f" style:font-size-asian="12pt" style:language-asian="uk" style:country-asian="UA" style:font-weight-asian="bold" style:font-name-complex="Times New Roman" style:font-size-complex="12pt"/>
    </style:style>
    <style:style style:name="T4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7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48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49" style:family="text">
      <style:text-properties style:font-name="Times New Roman" fo:font-size="12pt" fo:language="uk" fo:country="UA" officeooo:rsid="0026edba" style:font-size-asian="12pt" style:language-asian="uk" style:country-asian="UA" style:font-name-complex="Times New Roman" style:font-size-complex="12pt"/>
    </style:style>
    <style:style style:name="T50" style:family="text">
      <style:text-properties style:font-name="Times New Roman" fo:font-size="12pt" fo:language="uk" fo:country="UA" officeooo:rsid="00283d1a" style:font-size-asian="12pt" style:language-asian="uk" style:country-asian="UA" style:font-name-complex="Times New Roman" style:font-size-complex="12pt"/>
    </style:style>
    <style:style style:name="T51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52" style:family="text">
      <style:text-properties style:font-name="Times New Roman" fo:font-size="12pt" style:font-size-asian="12pt" style:font-name-complex="Times New Roman" style:font-size-complex="12pt"/>
    </style:style>
    <style:style style:name="T53" style:family="text">
      <style:text-properties style:font-name="Times New Roman" fo:font-size="12pt" fo:letter-spacing="0.005cm" fo:language="uk" fo:country="UA" fo:font-weight="bold" style:font-size-asian="12pt" style:font-weight-asian="bold" style:font-name-complex="Times New Roman" style:font-size-complex="12pt" style:font-weight-complex="bold"/>
    </style:style>
    <style:style style:name="T54" style:family="text">
      <style:text-properties style:font-name="Times New Roman" style:font-name-complex="Times New Roman" style:font-size-complex="14pt" style:font-style-complex="italic" style:font-weight-complex="bold"/>
    </style:style>
    <style:style style:name="T55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56" style:family="text">
      <style:text-properties style:font-name="Times New Roman" officeooo:rsid="00117476" style:font-name-complex="Times New Roman" style:font-size-complex="14pt"/>
    </style:style>
    <style:style style:name="T57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58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59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60" style:family="text">
      <style:text-properties style:font-name="Times New Roman" fo:letter-spacing="0.005cm" fo:language="uk" fo:country="UA" fo:font-weight="bold" style:font-weight-asian="bold" style:font-name-complex="Times New Roman" style:font-weight-complex="bold"/>
    </style:style>
    <style:style style:name="T61" style:family="text">
      <style:text-properties style:font-name="Times New Roman" fo:font-size="13pt" fo:letter-spacing="0.005cm" fo:language="uk" fo:country="UA" fo:font-weight="bold" style:font-size-asian="13pt" style:font-weight-asian="bold" style:font-name-complex="Times New Roman" style:font-size-complex="13pt" style:font-weight-complex="bold"/>
    </style:style>
    <style:style style:name="T62" style:family="text">
      <style:text-properties style:font-name="Times New Roman" fo:font-size="13pt" fo:language="uk" fo:country="UA" style:font-size-asian="13pt" style:language-asian="uk" style:country-asian="UA" style:font-name-complex="Times New Roman" style:font-size-complex="13pt"/>
    </style:style>
    <style:style style:name="T63" style:family="text">
      <style:text-properties style:font-name="Times New Roman" fo:font-size="13pt" fo:language="uk" fo:country="UA" officeooo:rsid="0026edba" style:font-size-asian="13pt" style:language-asian="uk" style:country-asian="UA" style:font-name-complex="Times New Roman" style:font-size-complex="13pt"/>
    </style:style>
    <style:style style:name="T64" style:family="text">
      <style:text-properties fo:language="uk" fo:country="UA"/>
    </style:style>
    <style:style style:name="T65" style:family="text">
      <style:text-properties fo:language="uk" fo:country="UA" style:font-name-complex="Times New Roman" style:font-style-complex="normal"/>
    </style:style>
    <style:style style:name="T66" style:family="text">
      <style:text-properties fo:language="uk" fo:country="UA" officeooo:rsid="002e1b18" style:font-name-complex="Times New Roman" style:font-style-complex="normal"/>
    </style:style>
    <style:style style:name="T67" style:family="text">
      <style:text-properties fo:language="uk" fo:country="UA" officeooo:rsid="002e1b18" style:font-name-complex="Times New Roman"/>
    </style:style>
    <style:style style:name="T68" style:family="text">
      <style:text-properties fo:font-weight="bold" style:font-weight-asian="bold"/>
    </style:style>
    <style:style style:name="T69" style:family="text">
      <style:text-properties fo:font-style="italic" style:font-style-asian="italic"/>
    </style:style>
    <style:style style:name="T70" style:family="text">
      <style:text-properties fo:font-style="italic" officeooo:rsid="003622d5" style:font-style-asian="italic" style:font-style-complex="italic"/>
    </style:style>
    <style:style style:name="T71" style:family="text">
      <style:text-properties fo:font-style="italic" officeooo:rsid="0063f0b0" style:font-style-asian="italic" style:font-style-complex="italic"/>
    </style:style>
    <style:style style:name="T72" style:family="text">
      <style:text-properties fo:font-style="italic" officeooo:rsid="003622d5" style:font-style-asian="italic" style:font-style-complex="italic" style:font-weight-complex="normal"/>
    </style:style>
    <style:style style:name="T73" style:family="text">
      <style:text-properties fo:font-style="italic" officeooo:rsid="0063f0b0" style:font-style-asian="italic" style:font-style-complex="italic" style:font-weight-complex="normal"/>
    </style:style>
    <style:style style:name="T74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75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76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77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78" style:family="text">
      <style:text-properties fo:color="#000000"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7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8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8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8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8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language-asian="uk" style:country-asian="UA" style:font-style-asian="normal" style:font-weight-asian="normal" style:font-name-complex="Times New Roman" style:text-emphasize="none"/>
    </style:style>
    <style:style style:name="T8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text-emphasize="none"/>
    </style:style>
    <style:style style:name="T8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8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87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8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90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3622d5" style:font-size-asian="10.5pt" style:font-style-asian="normal" style:font-weight-asian="normal" style:font-name-complex="Times New Roman" style:font-size-complex="10.5pt" style:font-weight-complex="normal" style:text-emphasize="none"/>
    </style:style>
    <style:style style:name="T91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3622d5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92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93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1331e3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4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c526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5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6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font-style-complex="normal" style:text-emphasize="none"/>
    </style:style>
    <style:style style:name="T97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3622d5" style:font-size-asian="10.5pt" style:font-style-asian="italic" style:font-weight-asian="normal" style:font-name-complex="Times New Roman" style:font-size-complex="10.5pt" style:font-style-complex="italic" style:font-weight-complex="normal" style:text-emphasize="none"/>
    </style:style>
    <style:style style:name="T98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63f0b0" style:font-size-asian="10.5pt" style:font-style-asian="italic" style:font-weight-asian="normal" style:font-name-complex="Times New Roman" style:font-size-complex="10.5pt" style:font-style-complex="italic" style:font-weight-complex="normal" style:text-emphasize="none"/>
    </style:style>
    <style:style style:name="T99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2e1b18" style:font-size-asian="10.5pt" style:language-asian="uk" style:country-asian="UA" style:font-style-asian="italic" style:font-weight-asian="normal" style:font-name-complex="Times New Roman" style:font-size-complex="10.5pt" style:font-style-complex="italic" style:text-emphasize="none"/>
    </style:style>
    <style:style style:name="T100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65c7d6" style:font-size-asian="10.5pt" style:language-asian="uk" style:country-asian="UA" style:font-style-asian="italic" style:font-weight-asian="normal" style:font-name-complex="Times New Roman" style:font-size-complex="10.5pt" style:font-style-complex="italic" style:text-emphasize="none"/>
    </style:style>
    <style:style style:name="T101" style:family="text">
      <style:text-properties fo:color="#000000" style:text-outline="false" style:text-line-through-style="none" style:text-line-through-type="none" style:font-name="Times New Roman" fo:font-size="10.5pt" fo:text-shadow="none" style:text-underline-style="none" fo:font-weight="normal" officeooo:rsid="002e1b18" style:font-size-asian="10.5pt" style:language-asian="uk" style:country-asian="UA" style:font-weight-asian="normal" style:font-name-complex="Times New Roman" style:font-size-complex="10.5pt" style:font-style-complex="italic" style:text-emphasize="none"/>
    </style:style>
    <style:style style:name="T102" style:family="text">
      <style:text-properties fo:color="#000000" style:text-outline="false" style:text-line-through-style="none" style:text-line-through-type="none" style:font-name="Times New Roman" fo:font-size="10.5pt" fo:text-shadow="none" style:text-underline-style="none" fo:font-weight="normal" officeooo:rsid="0065c7d6" style:font-size-asian="10.5pt" style:language-asian="uk" style:country-asian="UA" style:font-weight-asian="normal" style:font-name-complex="Times New Roman" style:font-size-complex="10.5pt" style:font-style-complex="italic" style:text-emphasize="none"/>
    </style:style>
    <style:style style:name="T103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font-name-asian="Times New Roman2" style:language-asian="uk" style:country-asian="UA" style:font-style-asian="normal" style:font-weight-asian="bold" style:font-name-complex="Times New Roman2" style:font-weight-complex="bold" style:text-emphasize="none"/>
    </style:style>
    <style:style style:name="T104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language-asian="uk" style:country-asian="UA" style:font-style-asian="normal" style:font-weight-asian="bold" style:font-name-complex="Times New Roman" style:font-weight-complex="bold" style:text-emphasize="none"/>
    </style:style>
    <style:style style:name="T105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1331e3" style:language-asian="uk" style:country-asian="UA" style:font-style-asian="normal" style:font-weight-asian="normal" style:font-name-complex="Times New Roman" style:text-emphasize="none"/>
    </style:style>
    <style:style style:name="T106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text-emphasize="none"/>
    </style:style>
    <style:style style:name="T107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3c526" style:language-asian="uk" style:country-asian="UA" style:font-style-asian="normal" style:font-weight-asian="normal" style:font-name-complex="Times New Roman" style:text-emphasize="none"/>
    </style:style>
    <style:style style:name="T108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font-style-complex="normal" style:text-emphasize="none"/>
    </style:style>
    <style:style style:name="T109" style:family="text">
      <style:text-properties fo:color="#000000" style:text-outline="false" style:text-line-through-style="none" style:text-line-through-type="none" style:font-name="Times New Roman" fo:language="uk" fo:country="UA" fo:font-style="italic" fo:text-shadow="none" style:text-underline-style="none" fo:font-weight="normal" officeooo:rsid="002e1b18" style:language-asian="uk" style:country-asian="UA" style:font-style-asian="italic" style:font-weight-asian="normal" style:font-name-complex="Times New Roman" style:font-style-complex="italic" style:text-emphasize="none"/>
    </style:style>
    <style:style style:name="T110" style:family="text">
      <style:text-properties fo:color="#000000" style:text-outline="false" style:text-line-through-style="none" style:text-line-through-type="none" style:font-name="Times New Roman" fo:language="uk" fo:country="UA" fo:font-style="italic" fo:text-shadow="none" style:text-underline-style="none" fo:font-weight="normal" officeooo:rsid="0065c7d6" style:language-asian="uk" style:country-asian="UA" style:font-style-asian="italic" style:font-weight-asian="normal" style:font-name-complex="Times New Roman" style:font-style-complex="italic" style:text-emphasize="none"/>
    </style:style>
    <style:style style:name="T111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name-asian="Times New Roman2" style:font-size-asian="12pt" style:language-asian="uk" style:country-asian="UA" style:font-style-asian="normal" style:font-weight-asian="bold" style:font-name-complex="Times New Roman2" style:font-size-complex="12pt" style:font-weight-complex="bold" style:text-emphasize="none"/>
    </style:style>
    <style:style style:name="T112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size-asian="12pt" style:language-asian="uk" style:country-asian="UA" style:font-style-asian="normal" style:font-weight-asian="bold" style:font-name-complex="Times New Roman" style:font-size-complex="12pt" style:font-weight-complex="bold" style:text-emphasize="none"/>
    </style:style>
    <style:style style:name="T113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622d5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2e1b18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622d5" style:font-size-asian="12pt" style:font-style-asian="normal" style:font-weight-asian="normal" style:font-name-complex="Times New Roman" style:font-size-complex="12pt" style:font-weight-complex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officeooo:rsid="003622d5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officeooo:rsid="0063f0b0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18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name-asian="Times New Roman2" style:font-size-asian="13pt" style:language-asian="uk" style:country-asian="UA" style:font-style-asian="normal" style:font-weight-asian="bold" style:font-name-complex="Times New Roman2" style:font-size-complex="13pt" style:font-weight-complex="bold" style:text-emphasize="none"/>
    </style:style>
    <style:style style:name="T119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size-asian="13pt" style:language-asian="uk" style:country-asian="UA" style:font-style-asian="normal" style:font-weight-asian="bold" style:font-name-complex="Times New Roman" style:font-size-complex="13pt" style:font-weight-complex="bold" style:text-emphasize="none"/>
    </style:style>
    <style:style style:name="T120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21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22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361fb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23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24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3622d5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26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3f0b0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27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2ee2e5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28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5c7d6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29" style:family="text">
      <style:text-properties fo:color="#000000" style:text-outline="false" style:text-line-through-style="none" style:text-line-through-type="none" style:font-name="Times New Roman" fo:text-shadow="none" style:text-underline-style="none" fo:font-weight="normal" officeooo:rsid="002e1b18" style:language-asian="uk" style:country-asian="UA" style:font-weight-asian="normal" style:font-name-complex="Times New Roman" style:font-style-complex="italic" style:text-emphasize="none"/>
    </style:style>
    <style:style style:name="T130" style:family="text">
      <style:text-properties fo:color="#000000" style:text-outline="false" style:text-line-through-style="none" style:text-line-through-type="none" style:font-name="Times New Roman" fo:text-shadow="none" style:text-underline-style="none" fo:font-weight="normal" officeooo:rsid="0065c7d6" style:language-asian="uk" style:country-asian="UA" style:font-weight-asian="normal" style:font-name-complex="Times New Roman" style:font-style-complex="italic" style:text-emphasize="none"/>
    </style:style>
    <style:style style:name="T131" style:family="text">
      <style:text-properties officeooo:rsid="005bc6ae"/>
    </style:style>
    <style:style style:name="T132" style:family="text">
      <style:text-properties officeooo:rsid="000f0310"/>
    </style:style>
    <style:style style:name="T133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134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135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136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37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 style:font-style-complex="normal"/>
    </style:style>
    <style:style style:name="T138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39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 style:font-style-complex="italic"/>
    </style:style>
    <style:style style:name="T140" style:family="text">
      <style:text-properties style:font-name="Times New Roman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1" style:family="text">
      <style:text-properties style:font-name="Times New Roman" fo:font-size="14pt" fo:language="uk" fo:country="UA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2" style:family="text">
      <style:text-properties style:font-name="Times New Roman" fo:font-size="14pt" fo:font-weight="normal" officeooo:rsid="001331e3" style:font-size-asian="14pt" style:language-asian="uk" style:country-asian="UA" style:font-weight-asian="normal" style:font-name-complex="Times New Roman" style:font-size-complex="14pt"/>
    </style:style>
    <style:style style:name="T143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 style:font-style-complex="italic"/>
    </style:style>
    <style:style style:name="T144" style:family="text">
      <style:text-properties style:font-name="Times New Roman" fo:font-size="14pt" fo:font-weight="normal" officeooo:rsid="0065c7d6" style:font-size-asian="14pt" style:language-asian="uk" style:country-asian="UA" style:font-weight-asian="normal" style:font-name-complex="Times New Roman" style:font-size-complex="14pt" style:font-style-complex="italic"/>
    </style:style>
    <style:style style:name="T145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46" style:family="text">
      <style:text-properties style:font-name="Times New Roman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7" style:family="text">
      <style:text-properties style:font-name="Times New Roman" fo:font-size="14pt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8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49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150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151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152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153" style:family="text">
      <style:text-properties style:font-name="Times New Roman" fo:font-size="10.5pt" fo:language="uk" fo:country="UA" fo:font-weight="normal" style:font-size-asian="10.5pt" style:language-asian="uk" style:country-asian="UA" style:font-weight-asian="normal" style:font-name-complex="Times New Roman" style:font-size-complex="10.5pt" style:font-style-complex="normal"/>
    </style:style>
    <style:style style:name="T154" style:family="text">
      <style:text-properties style:font-name="Times New Roman" fo:font-size="10.5pt" fo:language="uk" fo:country="UA" fo:font-weight="normal" style:font-size-asian="10.5pt" style:language-asian="uk" style:country-asian="UA" style:font-weight-asian="normal" style:font-name-complex="Times New Roman" style:font-size-complex="10.5pt" style:font-style-complex="italic"/>
    </style:style>
    <style:style style:name="T155" style:family="text">
      <style:text-properties style:font-name="Times New Roman" fo:font-size="6pt" fo:language="uk" fo:country="UA" fo:font-weight="normal" style:font-size-asian="6pt" style:language-asian="uk" style:country-asian="UA" style:font-weight-asian="normal" style:font-name-complex="Times New Roman" style:font-size-complex="6pt"/>
    </style:style>
    <style:style style:name="T156" style:family="text">
      <style:text-properties style:font-name="Times New Roman" fo:language="uk" fo:country="UA" fo:font-weight="normal" style:language-asian="uk" style:country-asian="UA" style:font-weight-asian="normal" style:font-name-complex="Times New Roman"/>
    </style:style>
    <style:style style:name="T157" style:family="text">
      <style:text-properties officeooo:rsid="00464a7d"/>
    </style:style>
    <style:style style:name="T158" style:family="text">
      <style:text-properties officeooo:rsid="0010dd33"/>
    </style:style>
    <style:style style:name="T159" style:family="text">
      <style:text-properties officeooo:rsid="001ed677"/>
    </style:style>
    <style:style style:name="T160" style:family="text">
      <style:text-properties officeooo:rsid="0023c526" style:font-style-complex="normal"/>
    </style:style>
    <style:style style:name="T161" style:family="text">
      <style:text-properties officeooo:rsid="003622d5"/>
    </style:style>
    <style:style style:name="T162" style:family="text">
      <style:text-properties officeooo:rsid="0023c526"/>
    </style:style>
    <style:style style:name="T163" style:family="text">
      <style:text-properties officeooo:rsid="0060522a" style:font-weight-complex="normal"/>
    </style:style>
    <style:style style:name="T164" style:family="text">
      <style:text-properties officeooo:rsid="005ef863"/>
    </style:style>
    <style:style style:name="T165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66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67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168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4"><text:tab/>ПОГОДЖЕНО<text:tab/><text:tab/><text:tab/><text:tab/><text:tab/><text:tab/><text:tab/><text:tab/><text:tab/><text:tab/>ЗАТВЕРДЖЕНО</text:p>
      <text:p text:style-name="P34"><text:span text:style-name="T132"><text:tab/>Заступник</text:span> директора _________ М.В. Савіна<text:tab/><text:tab/><text:tab/><text:tab/><text:tab/><text:span text:style-name="T132">Д</text:span>иректор <text:span text:style-name="T132">школи</text:span> ____________ Л.М. Воробйов</text:p>
      <text:p text:style-name="P34"><text:tab/>____________ 201<text:span text:style-name="T131">8</text:span> р.<text:tab/><text:tab/><text:tab/><text:tab/><text:tab/><text:tab/><text:tab/><text:tab/><text:tab/>_____________ 201<text:span text:style-name="T131">8</text:span> р.</text:p>
      <text:p text:style-name="P34"><text:span text:style-name="T54"><text:tab/>____________ 201</text:span><text:span text:style-name="T55">9</text:span><text:span text:style-name="T54"> р.<text:tab/><text:tab/><text:tab/><text:tab/><text:tab/><text:tab/><text:tab/><text:tab/><text:tab/>_____________ 201</text:span><text:span text:style-name="T55">9</text:span><text:span text:style-name="T54"> р.</text:span></text:p>
      <text:p text:style-name="P5"/>
      <text:p text:style-name="P41"/>
      <text:p text:style-name="P42">Календарно-тематичне планування<text:line-break/>з Інформатики для індивідуального навчання </text:p>
      <text:p text:style-name="P31"><text:span text:style-name="T16">учня <text:s/></text:span><text:span text:style-name="T18">7</text:span><text:span text:style-name="T16">-В класу </text:span><text:span text:style-name="T35">Карапетрова Олександра</text:span><text:span text:style-name="T16"><text:line-break/></text:span><text:span text:style-name="T134">в</text:span><text:span text:style-name="T133">читель Трубіцина А.Л.</text:span></text:p>
      <text:p text:style-name="P31"><text:span text:style-name="T133">201</text:span><text:span text:style-name="T135">8</text:span><text:span text:style-name="T133">-201</text:span><text:span text:style-name="T135">9</text:span><text:span text:style-name="T133"> н.р.</text:span><text:span text:style-name="T5"><text:line-break/><text:line-break/></text:span></text:p>
      <text:p text:style-name="P35">Джерело: Програма для загальноосвітніх навчальних закладів.</text:p>
      <text:p text:style-name="P35">Інформатика навчальна програма для учнів <text:span text:style-name="T157">7 </text:span>класу</text:p>
      <text:p text:style-name="P35">загальноосвітніх навчальних закладів <text:span text:style-name="T158">затверджена Міністерством освіти і науки України</text:span></text:p>
      <text:p text:style-name="P36"><text:span text:style-name="T5">(Наказ МОН від </text:span><text:span text:style-name="T56">07.06.2017 №804</text:span><text:span text:style-name="T5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0"><text:soft-page-break/><text:span text:style-name="T5"><text:s text:c="101"/></text:span></text:p>
      <text:p text:style-name="P63"><text:span text:style-name="T40">ЗАТВЕРДЖУЮ<text:line-break/></text:span><text:span text:style-name="T51">Директор ЕЗОШ <text:s/>№ <text:s/>2</text:span><text:span text:style-name="T46"><text:line-break/>______Л.М. Воробйов <text:line-break/>____________ 201</text:span><text:span text:style-name="T47">8</text:span><text:span text:style-name="T46">р</text:span></text:p>
      <text:p text:style-name="P14">____________ 201<text:span text:style-name="T159">9</text:span>р</text:p>
      <text:p text:style-name="P14"/>
      <text:p text:style-name="P21"/>
      <text:p text:style-name="P21">ПРОГРАМА</text:p>
      <text:p text:style-name="P2"><text:span text:style-name="T40">З ІНФОРМАТИКИ для учня </text:span><text:span text:style-name="T41">7</text:span><text:span text:style-name="T40">-В класу</text:span></text:p>
      <text:p text:style-name="P15"><text:span text:style-name="T68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2"/>
          </table:table-cell>
          <table:table-cell table:style-name="Таблиця1.A1" office:value-type="string">
            <text:p text:style-name="P2"><text:span text:style-name="T40">Для </text:span><text:span text:style-name="T41">7</text:span><text:span text:style-name="T40">-В класу</text:span></text:p>
          </table:table-cell>
          <table:table-cell table:style-name="Таблиця1.C1" office:value-type="string">
            <text:p text:style-name="P2"><text:span text:style-name="T40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0">І семестр</text:p>
          </table:table-cell>
          <table:table-cell table:style-name="Таблиця1.A1" office:value-type="string">
            <text:p text:style-name="P1"><text:span text:style-name="T46"><text:s text:c="4"/>годин</text:span></text:p>
          </table:table-cell>
          <table:table-cell table:style-name="Таблиця1.C1" office:value-type="string">
            <text:p text:style-name="P1"><text:span text:style-name="T46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0">ІІ семестр</text:p>
          </table:table-cell>
          <table:table-cell table:style-name="Таблиця1.A1" office:value-type="string">
            <text:p text:style-name="P1"><text:span text:style-name="T46"><text:s text:c="4"/>годин</text:span></text:p>
          </table:table-cell>
          <table:table-cell table:style-name="Таблиця1.C1" office:value-type="string">
            <text:p text:style-name="P1"><text:span text:style-name="T46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0">Усього</text:p>
          </table:table-cell>
          <table:table-cell table:style-name="Таблиця1.A1" office:value-type="string">
            <text:p text:style-name="P1"><text:span text:style-name="T46">35 год.</text:span></text:p>
            <text:p text:style-name="P1"><text:span text:style-name="T46">1 година на тиждень</text:span></text:p>
          </table:table-cell>
          <table:table-cell table:style-name="Таблиця1.C1" office:value-type="string">
            <text:p text:style-name="P1"><text:span text:style-name="T46">17 год.</text:span></text:p>
            <text:p text:style-name="P1"><text:span text:style-name="T46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40">№ з/п</text:span></text:p>
          </table:table-cell>
          <table:table-cell table:style-name="Таблиця2.A1" office:value-type="string">
            <text:p text:style-name="P3"><text:span text:style-name="T40">Зміст навчального матеріалу. Тема </text:span></text:p>
          </table:table-cell>
          <table:table-cell table:style-name="Таблиця2.C1" office:value-type="string">
            <text:p text:style-name="P20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1">Тема 1</text:p>
          </table:table-cell>
          <table:table-cell table:style-name="Таблиця2.A1" office:value-type="string">
            <text:p text:style-name="P37"><text:span text:style-name="T79">Алгоритми та програми </text:span><text:span text:style-name="T80">(</text:span><text:span text:style-name="T81">1</text:span><text:span text:style-name="T82">6</text:span><text:span text:style-name="T80"> год.)</text:span></text:p>
          </table:table-cell>
          <table:table-cell table:style-name="Таблиця2.C1" office:value-type="string">
            <text:p text:style-name="P26">8</text:p>
          </table:table-cell>
        </table:table-row>
        <table:table-row table:style-name="Таблиця2.3">
          <table:table-cell table:style-name="Таблиця2.A1" office:value-type="string">
            <text:p text:style-name="P21">Тема 2 </text:p>
          </table:table-cell>
          <table:table-cell table:style-name="Таблиця2.A1" office:value-type="string">
            <text:p text:style-name="P33"><text:span text:style-name="Font_20_Style42"><text:span text:style-name="T89">Опрацювання табличних даних</text:span></text:span><text:span text:style-name="Font_20_Style42"><text:span text:style-name="T87"> (</text:span></text:span><text:span text:style-name="Font_20_Style42"><text:span text:style-name="T88">10</text:span></text:span><text:span text:style-name="Font_20_Style42"><text:span text:style-name="T87"> год.)</text:span></text:span></text:p>
          </table:table-cell>
          <table:table-cell table:style-name="Таблиця2.C1" office:value-type="string">
            <text:p text:style-name="P26">5</text:p>
          </table:table-cell>
        </table:table-row>
        <table:table-row table:style-name="Таблиця2.4">
          <table:table-cell table:style-name="Таблиця2.A1" office:value-type="string">
            <text:p text:style-name="P21">Тема 3 </text:p>
          </table:table-cell>
          <table:table-cell table:style-name="Таблиця2.A1" office:value-type="string">
            <text:p text:style-name="P93"><text:span text:style-name="Font_20_Style42"><text:span text:style-name="T150">Служби Інтернету</text:span></text:span><text:span text:style-name="Font_20_Style42"><text:span text:style-name="T57"> (</text:span></text:span><text:span text:style-name="Font_20_Style42"><text:span text:style-name="T58">9 год.</text:span></text:span><text:span text:style-name="Font_20_Style42"><text:span text:style-name="T57">)</text:span></text:span></text:p>
          </table:table-cell>
          <table:table-cell table:style-name="Таблиця2.C1" office:value-type="string">
            <text:p text:style-name="P26">4</text:p>
          </table:table-cell>
        </table:table-row>
      </table:table>
      <text:p text:style-name="P16"/>
      <text:p text:style-name="P16"><text:span text:style-name="T159">В</text:span>читель <text:tab/><text:tab/><text:tab/><text:tab/><text:tab/><text:tab/><text:tab/><text:tab/><text:span text:style-name="T159">Трубіцина</text:span> <text:span text:style-name="T159">А</text:span>.<text:span text:style-name="T159">Л</text:span>._______</text:p>
      <text:p text:style-name="P43"/>
      <text:p text:style-name="P43"/>
      <text:p text:style-name="P43"/>
      <text:p text:style-name="P43"/>
      <text:p text:style-name="P43"/>
      <text:p text:style-name="P43">ПОГОДЖЕНО</text:p>
      <text:p text:style-name="P43">Заступник директора з НВР</text:p>
      <text:p text:style-name="P43">______ М.В. Савіна</text:p>
      <text:p text:style-name="P39"><text:span text:style-name="T46">_________________ 201</text:span><text:span text:style-name="T47">8</text:span><text:span text:style-name="T46"> р.</text:span></text:p>
      <text:p text:style-name="P39"><text:span text:style-name="T46">_________________ 201</text:span><text:span text:style-name="T47">9</text:span><text:span text:style-name="T46"> р.</text:span></text:p>
      <text:p text:style-name="P4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3">Кількість</text:p>
            <text:p text:style-name="P23">годин</text:p>
          </table:table-cell>
          <table:covered-table-cell/>
          <table:table-cell table:style-name="Таблиця3.C1" table:number-rows-spanned="2" office:value-type="string">
            <text:p text:style-name="P23">Зміст навчального матеріалу</text:p>
          </table:table-cell>
          <table:table-cell table:style-name="Таблиця3.D1" table:number-rows-spanned="2" office:value-type="string">
            <text:p text:style-name="P23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2"><text:span text:style-name="T42">7</text:span><text:span text:style-name="T40">-В</text:span></text:p>
          </table:table-cell>
          <table:table-cell table:style-name="Таблиця3.A1" office:value-type="string">
            <text:p text:style-name="P23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7">16</text:p>
          </table:table-cell>
          <table:table-cell table:style-name="Таблиця3.A1" office:value-type="string">
            <text:p text:style-name="P27">8</text:p>
          </table:table-cell>
          <table:table-cell table:style-name="Таблиця3.A1" office:value-type="string">
            <text:p text:style-name="P58"><draw:frame text:anchor-type="paragraph" draw:z-index="0" draw:name="Фигура3" draw:style-name="gr1" draw:text-style-name="P103" svg:width="8.148cm" svg:height="7.259cm" svg:x="0.016cm" svg:y="0.079cm"><draw:text-box><text:p text:style-name="P99"><text:span text:style-name="T165">Алгоритми та програми </text:span></text:p><text:p text:style-name="P100"><text:span text:style-name="T166">Знаннєва складова</text:span></text:p><text:p text:style-name="P101"><text:span text:style-name="T167"><text:s text:c="5"/></text:span><text:span text:style-name="T168">Пояснює</text:span><text:span text:style-name="T167"> поняття величини, змінної та операції </text:span><text:span text:style-name="T167">присвоювання.</text:span></text:p><text:p text:style-name="P101"><text:span text:style-name="T167"><text:s text:c="4"/></text:span><text:span text:style-name="T168">Знає</text:span><text:span text:style-name="T167"> базові алгоритми роботи зі змінними: </text:span><text:span text:style-name="T167">обмін значеннями, визначення найбільшого й </text:span><text:span text:style-name="T167">найменшого з двох значень</text:span></text:p><text:p text:style-name="P101"><text:span text:style-name="T166">Діяльнісна складова</text:span></text:p><text:p text:style-name="P102"><text:span text:style-name="T167"><text:s text:c="4"/></text:span><text:span text:style-name="T168">Використовує</text:span><text:span text:style-name="T167"> різні алгоритмічні структури та </text:span><text:span text:style-name="T167">змінні для <text:s/>розв’язання навчальних і життєвих </text:span><text:span text:style-name="T167">задач.</text:span></text:p><text:p text:style-name="P102"><text:span text:style-name="T167"><text:s text:c="5"/></text:span><text:span text:style-name="T168">Застосовує</text:span><text:span text:style-name="T167"> засоби програмування для побудови </text:span><text:span text:style-name="T167">моделей</text:span></text:p><text:p text:style-name="P102"><text:span text:style-name="T166">Ціннісна складова</text:span></text:p><text:p text:style-name="P102"><text:span text:style-name="T167"><text:s text:c="5"/></text:span><text:span text:style-name="T168">Усвідомлює</text:span><text:span text:style-name="T167"> роль програмування та </text:span><text:span text:style-name="T167">моделювання для розв’язання навчальних і </text:span><text:span text:style-name="T167">життєвих задач</text:span></text:p></draw:text-box></draw:frame><text:span text:style-name="T74"/></text:p>
          </table:table-cell>
          <table:table-cell table:style-name="Таблиця3.D3" office:value-type="string">
            <text:p text:style-name="P66"><text:span text:style-name="T148">Величини. Змінні. Вказівка присвоювання.</text:span></text:p>
            <text:p text:style-name="P65"/>
            <text:p text:style-name="P67"><text:span text:style-name="T148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65"/>
            <text:p text:style-name="P66"><text:span text:style-name="T148">Опис моделей у середовищі програмування</text:span></text:p>
            <text:p text:style-name="P65"/>
            <text:p text:style-name="P65"/>
            <text:p text:style-name="P65"/>
            <text:p text:style-name="P65"/>
            <text:p text:style-name="P65"/>
          </table:table-cell>
        </table:table-row>
        <table:table-row table:style-name="Таблиця3.4">
          <table:table-cell table:style-name="Таблиця3.A1" office:value-type="string">
            <text:p text:style-name="P27">10</text:p>
          </table:table-cell>
          <table:table-cell table:style-name="Таблиця3.A1" office:value-type="string">
            <text:p text:style-name="P27">5</text:p>
          </table:table-cell>
          <table:table-cell table:style-name="Таблиця3.A1" office:value-type="string">
            <text:p text:style-name="P59"><text:span text:style-name="Font_20_Style42"><text:span text:style-name="T151">Опрацювання табличних даних</text:span></text:span><text:span text:style-name="Font_20_Style42"><text:span text:style-name="T59"> </text:span></text:span></text:p>
            <text:p text:style-name="P68"><text:span text:style-name="T149">Знаннєва складова</text:span></text:p>
            <text:p text:style-name="P80"><text:span text:style-name="T69">Пояснює</text:span> призначення електронних таблиць, зокрема як засобу моделювання.</text:p>
            <text:p text:style-name="P80"><text:span text:style-name="T69">Знає </text:span>принципи адресації клітинок і діапазонів.</text:p>
            <text:p text:style-name="P80"><text:span text:style-name="T69">Називає </text:span>основні типи даних та пояснює їхнє призначення.</text:p>
            <text:p text:style-name="P80"><text:span text:style-name="T69">Називає</text:span> і <text:span text:style-name="T69">пояснює </text:span>призначення основних об’єктів ЕТ.</text:p>
            <text:p text:style-name="P80"><text:span text:style-name="T69">Пояснює </text:span>поняття моделі</text:p>
            <text:p text:style-name="P68"><text:span text:style-name="T149">Діяльнісна складова</text:span></text:p>
            <text:p text:style-name="P80"><text:span text:style-name="T69">Застосовує </text:span>засоби опрацювання електронних таблиць для розв’язання навчальних і життєвих задач. </text:p>
            <text:p text:style-name="P80"><text:span text:style-name="T69">Аналізує </text:span>умову задачі, виокремлює зв’язки між величинами. Реалізує математичні моделі засобами електронних таблиць.</text:p>
            <text:p text:style-name="P80"><text:span text:style-name="T69">Використовує</text:span> формули в електронних таблицях.</text:p>
            <text:p text:style-name="P80"><text:span text:style-name="T69">Редагує</text:span> <text:s/>і <text:span text:style-name="T69">форматує</text:span> електронні таблиці.</text:p>
            <text:p text:style-name="P80"><text:span text:style-name="T69">Застосовує</text:span> засоби автозаповнення й автозавершення для прискорення введення даних</text:p>
            <text:p text:style-name="P68"><text:span text:style-name="T149">Ціннісна складова</text:span></text:p>
            <text:p text:style-name="P80"><text:span text:style-name="T69">Розпізнає</text:span> задачі, для яких доцільно використовувати електронні таблиці.</text:p>
            <text:p text:style-name="P82"><text:span text:style-name="T75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0">Поняття електронної таблиці. Табличні процесори, їх призначення. Середовище табличного процесора. </text:p>
            <text:p text:style-name="P80"/>
            <text:p text:style-name="P80">Об’єкти електронних таблиць — аркуш, клітинка, діапазон клітинок.</text:p>
            <text:p text:style-name="P80"/>
            <text:p text:style-name="P80"/>
            <text:p text:style-name="P80"/>
            <text:p text:style-name="P80"/>
            <text:p text:style-name="P80">Типи даних: числові, грошові, дати, текст, відсотки. Введення, редагування й форматування даних основних типів. </text:p>
            <text:p text:style-name="P80"/>
            <text:p text:style-name="P80">Адресація. Формули.</text:p>
            <text:p text:style-name="P80"/>
            <text:p text:style-name="P80">Редагування та форматування електронних таблиць.</text:p>
            <text:p text:style-name="P80"/>
            <text:p text:style-name="P80">Копіювання та переміщення клітинок і діапазонів, зокрема тих, що містять формули. </text:p>
            <text:p text:style-name="P80"/>
            <text:p text:style-name="P80">Автозаповнення та автозавершення.</text:p>
            <text:p text:style-name="P80"/>
            <text:p text:style-name="P80">Моделі. Етапи побудови моделей. Реалізація математичних моделей</text:p>
            <text:p text:style-name="P69"><text:span text:style-name="T52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7">9</text:p>
          </table:table-cell>
          <table:table-cell table:style-name="Таблиця3.A1" office:value-type="string">
            <text:p text:style-name="P27">4</text:p>
          </table:table-cell>
          <table:table-cell table:style-name="Таблиця3.A1" office:value-type="string">
            <text:p text:style-name="P94"><text:span text:style-name="Font_20_Style42"><text:span text:style-name="T151">Служби Інтернету</text:span></text:span><text:span text:style-name="Font_20_Style42"><text:span text:style-name="T59"> </text:span></text:span></text:p>
            <text:p text:style-name="P68"><text:span text:style-name="T149">Знаннєва складова</text:span></text:p>
            <text:p text:style-name="P80"><text:span text:style-name="T69">Пояснює</text:span> принципи функціонування служб електронної пошти та спільного доступу, поняття хмарних сервісів.</text:p>
            <text:p text:style-name="P80"><text:span text:style-name="T69">Пояснює</text:span> небезпеки, пов’язані з використанням електронної пошти.</text:p>
            <text:p text:style-name="P80"><text:span text:style-name="T69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8"><text:span text:style-name="T149">Діяльнісна складова</text:span></text:p>
            <text:p text:style-name="P80"><text:span text:style-name="T69">Створює</text:span> поштову скриньку та використовує її.</text:p>
            <text:p text:style-name="P80"><text:span text:style-name="T69">Створює</text:span> і <text:span text:style-name="T69">використовує</text:span> списки розсилки.</text:p>
            <text:p text:style-name="P80"><text:span text:style-name="T69">Уміє</text:span> працювати в команді й організовувати спільну роботу в онлайн-середовищах.</text:p>
            <text:p text:style-name="P80"><text:span text:style-name="T69">Використовує</text:span> онлайнові перекладачі</text:p>
            <text:p text:style-name="P68"><text:span text:style-name="T149">Ціннісна складова</text:span></text:p>
            <text:p text:style-name="P80"><text:span text:style-name="T69">Усвідомлює</text:span> переваги та недоліки електронної пошти як засобу спілкування.</text:p>
            <text:p text:style-name="P80"><text:span text:style-name="T69">Дотримується</text:span> принципів електронного етикету та безпечного користування електронною поштою.</text:p>
            <text:p text:style-name="P80"><text:span text:style-name="T69">Усвідомлює </text:span>цінність персонального освітньо-комунікаційного середовища для навчання та саморозвитку.</text:p>
            <text:p text:style-name="P83"><text:span text:style-name="T69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1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1"/>
            <text:p text:style-name="P81">Етикет електронного листування. Правила безпечного користування електронною скринькою. Основні ознаки спаму й фішингу.</text:p>
            <text:p text:style-name="P81"/>
            <text:p text:style-name="P81">Використання інтернет-ресурсів для спільної роботи. Рівні та способи доступу до ресурсів.</text:p>
            <text:p text:style-name="P81"/>
            <text:p text:style-name="P81">Зберігання даних та колективна робота з документами в Інтернеті; керування спільним доступом до них. Хмарні сервіси.</text:p>
            <text:p text:style-name="P81"/>
            <text:p text:style-name="P81">Онлайнові перекладачі.</text:p>
            <text:p text:style-name="P81"/>
            <text:p text:style-name="P84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<text:span text:style-name="T17">ІІІ. </text:span><text:span text:style-name="T16">Календарно-тематичний план</text:span></text:p>
      <text:p text:style-name="P56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4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office:value-type="string">
            <text:p text:style-name="P45">Тема уроку</text:p>
          </table:table-cell>
          <table:table-cell table:style-name="Таблиця4.D1" office:value-type="string">
            <text:p text:style-name="P70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40"><text:span text:style-name="Font_20_Style42"><text:span text:style-name="T48">Тема </text:span></text:span><text:span text:style-name="Font_20_Style46"><text:span text:style-name="T44">1.</text:span></text:span><text:span text:style-name="Font_20_Style46"><text:span text:style-name="T48"> </text:span></text:span><text:span text:style-name="Font_20_Style42"><text:span text:style-name="T50">Алгоритми та програми</text:span></text:span><text:span text:style-name="T40"> (</text:span><text:span text:style-name="T43">8</text:span><text:span text:style-name="Font_20_Style42"><text:span text:style-name="T48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9"><text:span text:style-name="T5">1.</text:span></text:p>
          </table:table-cell>
          <table:table-cell table:style-name="Таблиця4.A1" office:value-type="string">
            <text:p text:style-name="P49"><text:span text:style-name="T5">Безпека життєдіяльності при роботі з комп'ютером. </text:span><text:span text:style-name="T120">Величини. Змінні. Вказівка присвоювання. </text:span><text:span text:style-name="T125">Практична робота №</text:span><text:span text:style-name="T126">1</text:span><text:span text:style-name="T125">. </text:span><text:span text:style-name="T120">Розбір</text:span><text:span text:style-name="T125"> </text:span><text:span text:style-name="T120">в</text:span><text:span text:style-name="T124">идів опису алгоритмів. </text:span><text:span text:style-name="T121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4">
          <table:table-cell table:style-name="Таблиця4.A1" office:value-type="string">
            <text:list xml:id="list151960486157193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5"><text:span text:style-name="T5">2.</text:span></text:p>
          </table:table-cell>
          <table:table-cell table:style-name="Таблиця4.A1" office:value-type="string">
            <text:p text:style-name="P85"><text:span text:style-name="T1">Середовище опису й виконання алгоритмів.</text:span><text:span text:style-name="T3"> </text:span><text:span text:style-name="T24">Практична робота №</text:span><text:span text:style-name="T25">2</text:span><text:span text:style-name="T24">. </text:span><text:span text:style-name="T8">Створення алгоритмів і програм з використанням змінних і різних алгоритмічних структур. </text:span><text:span text:style-name="T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5">
          <table:table-cell table:style-name="Таблиця4.A1" office:value-type="string">
            <text:list xml:id="list151961290026346" text:continue-numbering="true" text:style-name="WW8Num20">
              <text:list-item>
                <text:p text:style-name="P77">4.</text:p>
              </text:list-item>
            </text:list>
          </table:table-cell>
          <table:table-cell table:style-name="Таблиця4.A1" office:value-type="string">
            <text:p text:style-name="P75"><text:span text:style-name="T5">3.</text:span></text:p>
          </table:table-cell>
          <table:table-cell table:style-name="Таблиця4.A1" office:value-type="string">
            <text:p text:style-name="P97"><text:span text:style-name="T8">Опис моделей у середовищі програмування. </text:span><text:span text:style-name="T23">Практична робота №</text:span><text:span text:style-name="T25">3</text:span><text:span text:style-name="T23">. </text:span><text:span text:style-name="T8">Виконання л</text:span><text:span text:style-name="T11">інійн</text:span><text:span text:style-name="T8">их</text:span><text:span text:style-name="T11"> алгоритм</text:span><text:span text:style-name="T8">ів</text:span><text:span text:style-name="T11">. </text:span><text:span text:style-name="T2">Інструктаж з БЖД.</text:span></text:p>
          </table:table-cell>
          <table:table-cell table:style-name="Таблиця4.D1" office:value-type="string">
            <text:p text:style-name="P57"/>
          </table:table-cell>
        </table:table-row>
        <table:table-row table:style-name="Таблиця4.6">
          <table:table-cell table:style-name="Таблиця4.A1" office:value-type="string">
            <text:list xml:id="list151961347216750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5"><text:span text:style-name="T5">4.</text:span></text:p>
          </table:table-cell>
          <table:table-cell table:style-name="Таблиця4.A1" office:value-type="string">
            <text:p text:style-name="P48"><text:span text:style-name="T5">Інструктаж з БЖД</text:span><text:span text:style-name="T22">. </text:span><text:span text:style-name="T76">Додавання тексту до графічних зображень та його форматування. </text:span><text:span text:style-name="T22">Практична робота 3.</text:span><text:span text:style-name="T76"> Налаштування параметрів та перетворення формату готового зображення. </text:span><text:span text:style-name="T123">Інструктаж з БЖД.</text:span></text:p>
            <text:p text:style-name="P38"><text:span text:style-name="Font_20_Style42"><text:span text:style-name="T30"/></text:span></text:p>
          </table:table-cell>
          <table:table-cell table:style-name="Таблиця4.D1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1961711542412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87">Алгоритми з розгалуженнями. <text:span text:style-name="T161">Виконання </text:span>алгоритм<text:span text:style-name="T161">ів з </text:span>розгалуженнями.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8">
          <table:table-cell table:style-name="Таблиця4.A7" office:value-type="string">
            <text:list xml:id="list151960314034928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95"><text:span text:style-name="T72">Практична робота №</text:span><text:span text:style-name="T73">4</text:span><text:span text:style-name="T72">. </text:span><text:span text:style-name="T163">Створення програм у середовищі Скретч</text:span>. <text:span text:style-name="T67">Інструктаж з БЖД.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1960053540069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98"><text:span text:style-name="T70">Практична робота №</text:span><text:span text:style-name="T71">5</text:span><text:span text:style-name="T70">. </text:span>Створення проекту у середовищі Скретч з застосуванням <text:span text:style-name="T164">алгоритмічних структур. </text:span><text:span text:style-name="T66">Інструктаж з БЖД.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1959764167887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47"><text:span text:style-name="Font_20_Style42"><text:span text:style-name="T30">Узагальнення з теми.</text:span>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51"><text:span text:style-name="T61">Тема 2.</text:span><text:span text:style-name="T62"> </text:span><text:span text:style-name="Font_20_Style42"><text:span text:style-name="T118">Опрацювання табличних даних</text:span></text:span><text:span text:style-name="Font_20_Style42"><text:span text:style-name="T119"> </text:span></text:span><text:span text:style-name="Font_20_Style42"><text:span text:style-name="T62">(</text:span></text:span><text:span text:style-name="Font_20_Style42"><text:span text:style-name="T63">5</text:span></text:span><text:span text:style-name="Font_20_Style42"><text:span text:style-name="T62">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1961700668154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8">1.</text:p>
          </table:table-cell>
          <table:table-cell table:style-name="Таблиця4.A1" office:value-type="string">
            <text:p text:style-name="P88"><text:span text:style-name="T122">Поняття електронної таблиці. </text:span><text:span text:style-name="T127">Практична робота №</text:span><text:span text:style-name="T128">6</text:span><text:span text:style-name="T127">. </text:span><text:span text:style-name="T123">Табличні процесори, їх призначення. Середовище табличного процесора. 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3">
          <table:table-cell table:style-name="Таблиця4.A1" office:value-type="string">
            <text:list xml:id="list151961304368961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2.</text:p>
          </table:table-cell>
          <table:table-cell table:style-name="Таблиця4.A1" office:value-type="string">
            <text:p text:style-name="P89"><text:span text:style-name="T5">Об’єкти електронних таблиць — аркуш, клітинка, діапазон клітинок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4">
          <table:table-cell table:style-name="Таблиця4.A1" office:value-type="string">
            <text:list xml:id="list151961573577425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3.</text:p>
          </table:table-cell>
          <table:table-cell table:style-name="Таблиця4.A1" office:value-type="string">
            <text:p text:style-name="P89"><text:span text:style-name="T26">Практична робота №</text:span><text:span text:style-name="T27">7</text:span><text:span text:style-name="T26">. </text:span><text:span text:style-name="T5">Адресація. Формули. </text:span><text:span text:style-name="T1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5">
          <table:table-cell table:style-name="Таблиця4.A1" office:value-type="string">
            <text:list xml:id="list151959760838926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4.</text:p>
          </table:table-cell>
          <table:table-cell table:style-name="Таблиця4.A1" office:value-type="string">
            <text:p text:style-name="P86"><text:span text:style-name="Font_20_Style42"><text:span text:style-name="T33">Копіювання та переміщення клітинок і діапазонів, зокрема тих, що містять формули. </text:span>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5">
          <table:table-cell table:style-name="Таблиця4.A7" office:value-type="string">
            <text:list xml:id="list151959986180384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46"><text:span text:style-name="Font_20_Style42"><text:span text:style-name="T30">Узагальнення з теми.</text:span></text:span></text:p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54"><text:span text:style-name="Font_20_Style42"><text:span text:style-name="T13"/></text:span></text:p>
            <text:p text:style-name="P40"><text:span text:style-name="Font_20_Style42"><text:span text:style-name="T13"/></text:span></text:p>
            <text:p text:style-name="P40"><text:span text:style-name="Font_20_Style42"><text:span text:style-name="T13"/></text:span></text:p>
            <text:p text:style-name="P40"><text:span text:style-name="Font_20_Style42"><text:span text:style-name="T13">Тема </text:span></text:span><text:span text:style-name="Font_20_Style46"><text:span text:style-name="T20">3</text:span></text:span><text:span text:style-name="Font_20_Style46"><text:span text:style-name="T21">.</text:span></text:span><text:span text:style-name="Font_20_Style42"><text:span text:style-name="T13"> </text:span></text:span><text:span text:style-name="T13"><text:s/></text:span><text:span text:style-name="Font_20_Style42"><text:span text:style-name="T15">Служби інтернету</text:span></text:span><text:span text:style-name="Font_20_Style46"><text:span text:style-name="T20"> (</text:span></text:span><text:span text:style-name="Font_20_Style46"><text:span text:style-name="T21">4 </text:span></text:span><text:span text:style-name="Font_20_Style46"><text:span text:style-name="T20">год)</text:span></text:span></text:p>
          </table:table-cell>
          <table:covered-table-cell/>
          <table:covered-table-cell/>
          <table:covered-table-cell/>
        </table:table-row>
        <text:soft-page-break/>
        <table:table-row table:style-name="Таблиця4.18">
          <table:table-cell table:style-name="Таблиця4.A1" office:value-type="string">
            <text:p text:style-name="P40"><text:span text:style-name="Font_20_Style42"><text:span text:style-name="T33">9.</text:span></text:span></text:p>
          </table:table-cell>
          <table:table-cell table:style-name="Таблиця4.A1" office:value-type="string">
            <text:p text:style-name="P40"><text:span text:style-name="Font_20_Style42"><text:span text:style-name="T33">1.</text:span></text:span></text:p>
          </table:table-cell>
          <table:table-cell table:style-name="Таблиця4.A1" office:value-type="string">
            <text:p text:style-name="P91"><text:span text:style-name="Font_20_Style42"><text:span text:style-name="T142">Надсилання, отримання, перенаправлення повідомлень. </text:span></text:span><text:span text:style-name="Font_20_Style42"><text:span text:style-name="T146">Практична робота №</text:span></text:span><text:span text:style-name="Font_20_Style42"><text:span text:style-name="T147">8</text:span></text:span><text:span text:style-name="Font_20_Style42"><text:span text:style-name="T146">.</text:span></text:span><text:span text:style-name="Font_20_Style42"><text:span text:style-name="T145"> Пересилання файлів. Використання адресної книги та списків розсилки. Інструктаж з БЖД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33">10.</text:span></text:span></text:p>
          </table:table-cell>
          <table:table-cell table:style-name="Таблиця4.A1" office:value-type="string">
            <text:p text:style-name="P40"><text:span text:style-name="Font_20_Style42"><text:span text:style-name="T33">2.</text:span></text:span></text:p>
          </table:table-cell>
          <table:table-cell table:style-name="Таблиця4.A1" office:value-type="string">
            <text:p text:style-name="P96"><text:span text:style-name="Font_20_Style42"><text:span text:style-name="T137">Зберігання даних та колективна робота з документами в Інтернеті. </text:span></text:span><text:span text:style-name="Font_20_Style42"><text:span text:style-name="T140">Практична робота №</text:span></text:span><text:span text:style-name="Font_20_Style42"><text:span text:style-name="T141">9</text:span></text:span><text:span text:style-name="Font_20_Style42"><text:span text:style-name="T140">. </text:span></text:span><text:span text:style-name="Font_20_Style42"><text:span text:style-name="T137">керування спільним доступом до них. Хмарні сервіси. </text:span></text:span><text:span text:style-name="Font_20_Style42"><text:span text:style-name="T138">Інструктаж з БЖД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14">
          <table:table-cell table:style-name="Таблиця4.A1" office:value-type="string">
            <text:p text:style-name="P60"><text:span text:style-name="Font_20_Style42"><text:span text:style-name="T33">11.</text:span></text:span></text:p>
          </table:table-cell>
          <table:table-cell table:style-name="Таблиця4.A1" office:value-type="string">
            <text:p text:style-name="P60"><text:span text:style-name="Font_20_Style42"><text:span text:style-name="T33">3.</text:span></text:span></text:p>
          </table:table-cell>
          <table:table-cell table:style-name="Таблиця4.A1" office:value-type="string">
            <text:p text:style-name="P92"><text:span text:style-name="Font_20_Style42"><text:span text:style-name="T139">Інтернет речей. </text:span></text:span><text:span text:style-name="Font_20_Style42"><text:span text:style-name="T140">Практична робота №</text:span></text:span><text:span text:style-name="Font_20_Style42"><text:span text:style-name="T141">10</text:span></text:span><text:span text:style-name="Font_20_Style42"><text:span text:style-name="T140">. </text:span></text:span><text:span text:style-name="Font_20_Style42"><text:span text:style-name="T33">Онлайнові перекладачі. </text:span></text:span><text:span text:style-name="Font_20_Style42"><text:span text:style-name="T137">Інструктаж з БЖД. 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21">
          <table:table-cell table:style-name="Таблиця4.A1" office:value-type="string">
            <text:p text:style-name="P60"><text:span text:style-name="Font_20_Style42"><text:span text:style-name="T33">12.</text:span></text:span></text:p>
          </table:table-cell>
          <table:table-cell table:style-name="Таблиця4.A1" office:value-type="string">
            <text:p text:style-name="P60"><text:span text:style-name="Font_20_Style42"><text:span text:style-name="T33">4.</text:span></text:span></text:p>
          </table:table-cell>
          <table:table-cell table:style-name="Таблиця4.C21" office:value-type="string">
            <text:p text:style-name="P71"><text:span text:style-name="Font_20_Style42"><text:span text:style-name="T30">Узагальнення з теми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</table:table>
      <text:p text:style-name="P29"><text:span text:style-name="Font_20_Style42"><text:span text:style-name="T20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І. Пояснювальна записка</text:p>
      <text:p text:style-name="Standard"><text:span text:style-name="T5">На індивідуальному навчанні перебуває Карапетров Олександр, учень </text:span><text:span text:style-name="T6">7</text:span><text:span text:style-name="T5">-В класу.</text:span></text:p>
      <text:p text:style-name="Standard"><text:soft-page-break/><text:span text:style-name="T5">При складанні програми індивідуальних занять з Карапетровим Олександром використана програма Інформатика для </text:span><text:span text:style-name="T6">7</text:span><text:span text:style-name="T5"> класів загальноосвітніх навчальних закладів. Джерело: </text:span><text:span text:style-name="T4"><text:s/></text:span><text:span text:style-name="T37">mon</text:span><text:span text:style-name="T4">.</text:span><text:span text:style-name="T37">gov</text:span><text:span text:style-name="T4">.</text:span><text:span text:style-name="T37">ua</text:span><text:span text:style-name="T4"><text:line-break/></text:span><text:span text:style-name="T5">Заняття проводяться протягом <text:s/>І семестру 2 години на місяць (8 разів) та протягом ІІ семестру 2 години на місяць (9 разів). Режим занять: </text:span><text:span text:style-name="T6">2</text:span><text:span text:style-name="T5">, </text:span><text:span text:style-name="T6">4</text:span><text:span text:style-name="T5"> п’ятниця </text:span><text:span text:style-name="T7">9</text:span><text:span text:style-name="T5">.</text:span><text:span text:style-name="T7">0</text:span><text:span text:style-name="T5">0-</text:span><text:span text:style-name="T7">9</text:span><text:span text:style-name="T5">.</text:span><text:span text:style-name="T7">45.</text:span><text:span text:style-name="T5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7">7</text:span><text:span text:style-name="T5"> класу за темами, передбаченими програмою, Олександр повинен:</text:span></text:p>
      <text:list xml:id="list661956339" text:style-name="WW8Num1">
        <text:list-item>
          <text:p text:style-name="P72"><text:span text:style-name="T77">розуміє поняття вкладених алгоритмічних структур;</text:span></text:p>
        </text:list-item>
        <text:list-item>
          <text:p text:style-name="P72"><text:span text:style-name="T77">знає і розуміє поняття об’єкта в програмуванні</text:span></text:p>
        </text:list-item>
        <text:list-item>
          <text:p text:style-name="P72"><text:span text:style-name="T5">знати головні основи роботи з комп’ютером;</text:span></text:p>
        </text:list-item>
        <text:list-item>
          <text:p text:style-name="P72"><text:span text:style-name="T5">вміти працювати з </text:span><text:span text:style-name="T7">табличним</text:span><text:span text:style-name="T5"> </text:span><text:span text:style-name="T7">процесором</text:span><text:span text:style-name="T5">;</text:span></text:p>
        </text:list-item>
        <text:list-item>
          <text:p text:style-name="P72"><text:span text:style-name="T5">вміти працювати </text:span><text:span text:style-name="Font_20_Style42"><text:span text:style-name="T34">із службами інтернету.</text:span></text:span><text:span text:style-name="T5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3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ext:soft-page-break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1"><text:span text:style-name="Font_20_Style42"><text:span text:style-name="T48">Алгоритми та програми</text:span></text:span></text:p>
          </table:table-cell>
          <table:table-cell table:style-name="Таблиця5.B3" office:value-type="string">
            <text:p text:style-name="P28"/>
          </table:table-cell>
          <table:table-cell table:style-name="Таблиця5.B3" office:value-type="string">
            <text:p text:style-name="P19"/>
          </table:table-cell>
          <table:table-cell table:style-name="Таблиця5.E3" office:value-type="string">
            <text:p text:style-name="P19"/>
          </table:table-cell>
          <table:table-cell table:style-name="Таблиця5.B3" office:value-type="string">
            <text:p text:style-name="P19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2"><text:span text:style-name="Font_20_Style42"><text:span text:style-name="T89">Опрацювання табличних даних</text:span></text:span><text:span text:style-name="Font_20_Style42"><text:span text:style-name="T87"> 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1"><text:span text:style-name="Font_20_Style42"><text:span text:style-name="T45">Служби інтернету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19:59.210334603</dc:date>
    <meta:print-date>2017-09-19T01:53:00</meta:print-date>
    <meta:editing-cycles>15</meta:editing-cycles>
    <meta:editing-duration>PT45M15S</meta:editing-duration>
    <meta:generator>LibreOffice/6.1.2.1$Linux_X86_64 LibreOffice_project/10$Build-1</meta:generator>
    <meta:document-statistic meta:table-count="5" meta:image-count="0" meta:object-count="0" meta:page-count="9" meta:paragraph-count="193" meta:word-count="1015" meta:character-count="8346" meta:non-whitespace-character-count="6910"/>
  </office:meta>
</office:document-meta>
</file>